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ica1" style:family="table">
      <style:table-properties style:width="17cm" table:align="margins"/>
    </style:style>
    <style:style style:name="Tablica1.A" style:family="table-column">
      <style:table-column-properties style:column-width="4.29cm" style:rel-column-width="16536*"/>
    </style:style>
    <style:style style:name="Tablica1.B" style:family="table-column">
      <style:table-column-properties style:column-width="2.923cm" style:rel-column-width="11267*"/>
    </style:style>
    <style:style style:name="Tablica1.C" style:family="table-column">
      <style:table-column-properties style:column-width="9.788cm" style:rel-column-width="37732*"/>
    </style:style>
    <style:style style:name="Tablica1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1.C1" style:family="table-cell">
      <style:table-cell-properties fo:padding="0.097cm" fo:border="0.5pt solid #000000"/>
    </style:style>
    <style:style style:name="Tablica1.A2" style:family="table-cell">
      <style:table-cell-properties fo:padding="0.097cm" fo:border-left="0.5pt solid #000000" fo:border-right="none" fo:border-top="none" fo:border-bottom="0.5pt solid #000000"/>
    </style:style>
    <style:style style:name="Tablica1.C2" style:family="table-cell">
      <style:table-cell-properties fo:padding="0.097cm" fo:border-left="0.5pt solid #000000" fo:border-right="0.5pt solid #000000" fo:border-top="none" fo:border-bottom="0.5pt solid #000000"/>
    </style:style>
    <style:style style:name="Tablica2" style:family="table">
      <style:table-properties style:width="17.013cm" fo:margin-left="0cm" table:align="left"/>
    </style:style>
    <style:style style:name="Tablica2.A" style:family="table-column">
      <style:table-column-properties style:column-width="3.092cm"/>
    </style:style>
    <style:style style:name="Tablica2.B" style:family="table-column">
      <style:table-column-properties style:column-width="5.798cm"/>
    </style:style>
    <style:style style:name="Tablica2.C" style:family="table-column">
      <style:table-column-properties style:column-width="3.704cm"/>
    </style:style>
    <style:style style:name="Tablica2.D" style:family="table-column">
      <style:table-column-properties style:column-width="4.419cm"/>
    </style:style>
    <style:style style:name="Tablica2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2.D1" style:family="table-cell">
      <style:table-cell-properties fo:padding="0.097cm" fo:border="0.5pt solid #000000"/>
    </style:style>
    <style:style style:name="Tablica2.A2" style:family="table-cell">
      <style:table-cell-properties fo:padding="0.097cm" fo:border-left="0.5pt solid #000000" fo:border-right="none" fo:border-top="none" fo:border-bottom="0.5pt solid #000000"/>
    </style:style>
    <style:style style:name="Tablica2.D2" style:family="table-cell">
      <style:table-cell-properties fo:padding="0.097cm" fo:border-left="0.5pt solid #000000" fo:border-right="0.5pt solid #000000" fo:border-top="none" fo:border-bottom="0.5pt solid #000000"/>
    </style:style>
    <style:style style:name="Tablica3" style:family="table">
      <style:table-properties style:width="17cm" table:align="margins"/>
    </style:style>
    <style:style style:name="Tablica3.A" style:family="table-column">
      <style:table-column-properties style:column-width="4.249cm" style:rel-column-width="16383*"/>
    </style:style>
    <style:style style:name="Tablica3.D" style:family="table-column">
      <style:table-column-properties style:column-width="4.251cm" style:rel-column-width="16386*"/>
    </style:style>
    <style:style style:name="Tablica3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3.D1" style:family="table-cell">
      <style:table-cell-properties fo:padding="0.097cm" fo:border="0.5pt solid #000000"/>
    </style:style>
    <style:style style:name="Tablica3.A2" style:family="table-cell">
      <style:table-cell-properties fo:padding="0.097cm" fo:border-left="0.5pt solid #000000" fo:border-right="none" fo:border-top="none" fo:border-bottom="0.5pt solid #000000"/>
    </style:style>
    <style:style style:name="Tablic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058479" style:font-size-asian="10pt"/>
    </style:style>
    <style:style style:name="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07c9bb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0932bb" officeooo:paragraph-rsid="000932b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32bb" officeooo:paragraph-rsid="000932b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86f0" officeooo:paragraph-rsid="000986f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1902" officeooo:paragraph-rsid="000c190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d55c" officeooo:paragraph-rsid="0013d55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ce3e5" officeooo:paragraph-rsid="0005847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e3e5" officeooo:paragraph-rsid="001d438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986f0" officeooo:paragraph-rsid="000986f0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daa19" officeooo:paragraph-rsid="000daa1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54c92" officeooo:paragraph-rsid="00154c9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ce3e5" officeooo:paragraph-rsid="001d4380"/>
    </style:style>
    <style:style style:name="P14" style:family="paragraph" style:parent-style-name="Standard">
      <style:paragraph-properties fo:text-align="center" style:justify-single-word="false"/>
      <style:text-properties fo:font-size="22pt" fo:font-weight="bold" officeooo:rsid="000ce3e5" officeooo:paragraph-rsid="001d4380" style:font-size-asian="22pt" style:font-weight-asian="bold" style:font-size-complex="22pt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0986f0" officeooo:paragraph-rsid="000986f0"/>
    </style:style>
    <style:style style:name="P17" style:family="paragraph" style:parent-style-name="Table_20_Contents">
      <style:paragraph-properties fo:text-align="start" style:justify-single-word="false"/>
      <style:text-properties officeooo:rsid="000daa19" officeooo:paragraph-rsid="000daa19"/>
    </style:style>
    <style:style style:name="P18" style:family="paragraph" style:parent-style-name="Table_20_Contents">
      <style:paragraph-properties fo:text-align="start" style:justify-single-word="false"/>
      <style:text-properties officeooo:rsid="0016ff7b" officeooo:paragraph-rsid="0016ff7b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  <style:text-properties officeooo:paragraph-rsid="001bee0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rsid="000ce3e5" officeooo:paragraph-rsid="001d4380" style:font-size-asian="14pt" style:font-weight-asian="bold" style:font-size-complex="14pt" style:font-weight-complex="bold"/>
    </style:style>
    <style:style style:name="T1" style:family="text">
      <style:text-properties officeooo:rsid="00058479"/>
    </style:style>
    <style:style style:name="T2" style:family="text">
      <style:text-properties style:text-position="10% 100%" fo:font-size="10pt" style:font-size-asian="10pt"/>
    </style:style>
    <style:style style:name="T3" style:family="text">
      <style:text-properties style:text-position="10% 100%" fo:font-size="10pt" fo:letter-spacing="-0.004cm" style:font-size-asian="10pt"/>
    </style:style>
    <style:style style:name="T4" style:family="text">
      <style:text-properties style:text-position="10% 100%" fo:font-size="10pt" fo:letter-spacing="-0.009cm" style:font-size-asian="10pt"/>
    </style:style>
    <style:style style:name="T5" style:family="text">
      <style:text-properties style:font-name="Symbol" fo:font-size="10pt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officeooo:rsid="002d4b83" style:font-size-asian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23d98"/>
    </style:style>
    <style:style style:name="T11" style:family="text">
      <style:text-properties officeooo:rsid="001e49a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Fakultet strojarstva, računarstva i <text:line-break/>elektrotehnike, Mosta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8">Prijedlog projekta:</text:span><text:line-break/></text:p>
      <text:p text:style-name="P9"/>
      <text:p text:style-name="P14">Informacijski sustav za zdravstvene ustanove „eKarton“</text:p>
      <text:p text:style-name="P14"/>
      <text:p text:style-name="P9"/>
      <text:p text:style-name="P13"><text:span text:style-name="T9">Verzija:</text:span> 1.0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9">Voditelj projekta: </text:span>Milica Bag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Mostar, srpanj 2024. </text:p>
      <text:table-of-content text:style-name="Sect1" text:protected="true" text:name="Tablica sadržaja1">
        <text:table-of-content-source text:outline-level="10" text:use-index-source-styles="true">
          <text:index-title-template text:style-name="Contents_20_Heading">Tablica sadržaj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ica sadržaja1_Head">
            <text:p text:style-name="P21">Tablica sadržaja<text:line-break/></text:p>
          </text:index-title>
          <text:p text:style-name="P19"><text:a xlink:type="simple" xlink:href="#__RefHeading___Toc770_1414012786" text:style-name="Index_20_Link" text:visited-style-name="Index_20_Link">1. Metodologija<text:tab/>3</text:a></text:p>
          <text:p text:style-name="P19"><text:a xlink:type="simple" xlink:href="#__RefHeading___Toc772_1414012786" text:style-name="Index_20_Link" text:visited-style-name="Index_20_Link">2. Sastav ekipe<text:tab/>4</text:a></text:p>
          <text:p text:style-name="P19"><text:a xlink:type="simple" xlink:href="#__RefHeading___Toc774_1414012786" text:style-name="Index_20_Link" text:visited-style-name="Index_20_Link">3. Vremenski raspored projekta<text:tab/>5</text:a></text:p>
          <text:p text:style-name="P20"><text:a xlink:type="simple" xlink:href="#__RefHeading___Toc776_1414012786" text:style-name="Index_20_Link" text:visited-style-name="Index_20_Link">3.1. Koraci projekta po fazama<text:tab/>5</text:a></text:p>
          <text:p text:style-name="P20"><text:a xlink:type="simple" xlink:href="#__RefHeading___Toc778_1414012786" text:style-name="Index_20_Link" text:visited-style-name="Index_20_Link">3.2. Vrsta i angažman ljudskih resursa<text:tab/>6</text:a></text:p>
        </text:index-body>
      </text:table-of-content>
      <text:p text:style-name="P8"/>
      <text:h text:style-name="P22" text:outline-level="1"><text:bookmark-start text:name="__RefHeading___Toc770_1414012786"/>1. Metodologija<text:bookmark-end text:name="__RefHeading___Toc770_1414012786"/></text:h>
      <text:p text:style-name="P4"/>
      <text:p text:style-name="P3">Agile metodologija odabrana je za razvoj digitalnog kartona zbog svoje fleksibilnosti i mogućnosti brzih prilagodbi novim zahtjevima. Razvoj se odvija u fazama, što omogućava testiranje i poboljšanje funkcionalnosti na temelju povratnih informacija. Povećana suradnja između liječnika, pacijenata i IT stručnjaka osigurava da se rješenja razvijaju prema stvarnim potrebama korisnika, dok brža isporuka osnovnih funkcionalnosti omogućava korisnicima raniji pristup susta<text:span text:style-name="T11">vu.</text:span></text:p>
      <text:p text:style-name="P4"/>
      <text:h text:style-name="P22" text:outline-level="1"><text:bookmark-start text:name="__RefHeading___Toc772_1414012786"/>2. Sastav ekipe<text:bookmark-end text:name="__RefHeading___Toc772_1414012786"/></text:h>
      <text:p text:style-name="P5"/>
      <text:p text:style-name="P5"/>
      <table:table table:name="Tablica1" table:style-name="Tablica1">
        <table:table-column table:style-name="Tablica1.A"/>
        <table:table-column table:style-name="Tablica1.B"/>
        <table:table-column table:style-name="Tablica1.C"/>
        <table:table-row>
          <table:table-cell table:style-name="Tablica1.A1" office:value-type="string">
            <text:p text:style-name="P10">Uloga</text:p>
          </table:table-cell>
          <table:table-cell table:style-name="Tablica1.A1" office:value-type="string">
            <text:p text:style-name="P10">Broj članova</text:p>
          </table:table-cell>
          <table:table-cell table:style-name="Tablica1.C1" office:value-type="string">
            <text:p text:style-name="P10">Opis odgovornosti</text:p>
          </table:table-cell>
        </table:table-row>
        <table:table-row>
          <table:table-cell table:style-name="Tablica1.A2" office:value-type="string">
            <text:p text:style-name="P16">Voditelj projekta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Koordinira sve aktivnosti, vodi tim, osigurava da se projekt odvija prema planu.</text:p>
          </table:table-cell>
        </table:table-row>
        <table:table-row>
          <table:table-cell table:style-name="Tablica1.A2" office:value-type="string">
            <text:p text:style-name="P16">Analitičar</text:p>
          </table:table-cell>
          <table:table-cell table:style-name="Tablica1.A2" office:value-type="string">
            <text:p text:style-name="P16">2</text:p>
          </table:table-cell>
          <table:table-cell table:style-name="Tablica1.C2" office:value-type="string">
            <text:p text:style-name="P15">Prikuplja i analizira zahtjeve, izrađuje specifikacije, sudjeluje u dizajnu sustava.</text:p>
          </table:table-cell>
        </table:table-row>
        <table:table-row>
          <table:table-cell table:style-name="Tablica1.A2" office:value-type="string">
            <text:p text:style-name="P16">Razvojni tim</text:p>
          </table:table-cell>
          <table:table-cell table:style-name="Tablica1.A2" office:value-type="string">
            <text:p text:style-name="P16">3</text:p>
          </table:table-cell>
          <table:table-cell table:style-name="Tablica1.C2" office:value-type="string">
            <text:p text:style-name="P15">Razvija aplikaciju, implementira funkcionalnosti, testira softver.</text:p>
          </table:table-cell>
        </table:table-row>
        <table:table-row>
          <table:table-cell table:style-name="Tablica1.A2" office:value-type="string">
            <text:p text:style-name="P16">Dizajner sučelja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Dizajnira korisničko sučelje, osigurava intuitivnost i pristupačnost aplikacije.</text:p>
          </table:table-cell>
        </table:table-row>
        <table:table-row>
          <table:table-cell table:style-name="Tablica1.A2" office:value-type="string">
            <text:p text:style-name="P16">Stručnjak za sigurnost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Osigurava sigurnost podataka, implementira sigurnosne mjere i protokole.</text:p>
          </table:table-cell>
        </table:table-row>
        <table:table-row>
          <table:table-cell table:style-name="Tablica1.A2" office:value-type="string">
            <text:p text:style-name="P16">Tester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Provodi testiranje sustava, identifikacija i prijavljivanje bugova.</text:p>
          </table:table-cell>
        </table:table-row>
        <table:table-row>
          <table:table-cell table:style-name="Tablica1.A2" office:value-type="string">
            <text:p text:style-name="P16">Tehnička podrška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Pruža podršku tijekom razvoja i nakon implementacije sustava.</text:p>
          </table:table-cell>
        </table:table-row>
      </table:table>
      <text:p text:style-name="P5"/>
      <text:h text:style-name="P22" text:outline-level="1"><text:bookmark-start text:name="__RefHeading___Toc774_1414012786"/>3. Vremenski raspored projekta<text:bookmark-end text:name="__RefHeading___Toc774_1414012786"/></text:h>
      <text:p text:style-name="P6"/>
      <text:h text:style-name="Heading_20_2" text:outline-level="2"><text:bookmark-start text:name="__RefHeading___Toc776_1414012786"/>3.1. Koraci projekta po fazama<text:bookmark-end text:name="__RefHeading___Toc776_1414012786"/></text:h>
      <text:p text:style-name="P6"/>
      <table:table table:name="Tablica2" table:style-name="Tablica2">
        <table:table-column table:style-name="Tablica2.A"/>
        <table:table-column table:style-name="Tablica2.B"/>
        <table:table-column table:style-name="Tablica2.C"/>
        <table:table-column table:style-name="Tablica2.D"/>
        <table:table-row>
          <table:table-cell table:style-name="Tablica2.A1" office:value-type="string">
            <text:p text:style-name="P11">Faza</text:p>
          </table:table-cell>
          <table:table-cell table:style-name="Tablica2.A1" office:value-type="string">
            <text:p text:style-name="P11">Koraci</text:p>
          </table:table-cell>
          <table:table-cell table:style-name="Tablica2.A1" office:value-type="string">
            <text:p text:style-name="P11">Zavisnost koraka</text:p>
          </table:table-cell>
          <table:table-cell table:style-name="Tablica2.D1" office:value-type="string">
            <text:p text:style-name="P11">Prekretnice projekta</text:p>
          </table:table-cell>
        </table:table-row>
        <table:table-row>
          <table:table-cell table:style-name="Tablica2.A2" office:value-type="string">
            <text:p text:style-name="P17">Inicijacija</text:p>
          </table:table-cell>
          <table:table-cell table:style-name="Tablica2.A2" office:value-type="string">
            <text:p text:style-name="P15">Definiranje ciljeva, Identifikacija zahtjeva</text:p>
          </table:table-cell>
          <table:table-cell table:style-name="Tablica2.A2" office:value-type="string">
            <text:p text:style-name="P17">Nema</text:p>
          </table:table-cell>
          <table:table-cell table:style-name="Tablica2.D2" office:value-type="string">
            <text:p text:style-name="P15">Prihvaćanje projektnog plana</text:p>
          </table:table-cell>
        </table:table-row>
        <table:table-row>
          <table:table-cell table:style-name="Tablica2.A2" office:value-type="string">
            <text:p text:style-name="P17">Planiranje</text:p>
          </table:table-cell>
          <table:table-cell table:style-name="Tablica2.A2" office:value-type="string">
            <text:p text:style-name="P15">Detaljno planiranje resursa i aktivnosti, Raspored projekta</text:p>
          </table:table-cell>
          <table:table-cell table:style-name="Tablica2.A2" office:value-type="string">
            <text:p text:style-name="P17">Zav<text:span text:style-name="T10">r</text:span>šetak inicijacije</text:p>
          </table:table-cell>
          <table:table-cell table:style-name="Tablica2.D2" office:value-type="string">
            <text:p text:style-name="P15">Finalizacija projektne dokumentacije</text:p>
          </table:table-cell>
        </table:table-row>
        <table:table-row>
          <table:table-cell table:style-name="Tablica2.A2" office:value-type="string">
            <text:p text:style-name="P17">Dizajn</text:p>
          </table:table-cell>
          <table:table-cell table:style-name="Tablica2.A2" office:value-type="string">
            <text:p text:style-name="P15">Dizajn sustava, Kreiranje maketa i prototipa sučelja</text:p>
          </table:table-cell>
          <table:table-cell table:style-name="Tablica2.A2" office:value-type="string">
            <text:p text:style-name="P17">Završetak planiranja</text:p>
          </table:table-cell>
          <table:table-cell table:style-name="Tablica2.D2" office:value-type="string">
            <text:p text:style-name="P15">Prihvaćanje dizajna</text:p>
          </table:table-cell>
        </table:table-row>
        <table:table-row>
          <table:table-cell table:style-name="Tablica2.A2" office:value-type="string">
            <text:p text:style-name="P17">Razvoj</text:p>
          </table:table-cell>
          <table:table-cell table:style-name="Tablica2.A2" office:value-type="string">
            <text:p text:style-name="P15">Razvoj modula, Implementacija funkcionalnosti</text:p>
          </table:table-cell>
          <table:table-cell table:style-name="Tablica2.A2" office:value-type="string">
            <text:p text:style-name="P17">Završetak dizajna</text:p>
          </table:table-cell>
          <table:table-cell table:style-name="Tablica2.D2" office:value-type="string">
            <text:p text:style-name="P15">Beta verzija sustava</text:p>
          </table:table-cell>
        </table:table-row>
        <table:table-row>
          <table:table-cell table:style-name="Tablica2.A2" office:value-type="string">
            <text:p text:style-name="P17">Testiranje</text:p>
          </table:table-cell>
          <table:table-cell table:style-name="Tablica2.A2" office:value-type="string">
            <text:p text:style-name="P15">Testiranje modula, Otklanjanje bugova</text:p>
          </table:table-cell>
          <table:table-cell table:style-name="Tablica2.A2" office:value-type="string">
            <text:p text:style-name="P17">Završetak razvoja</text:p>
          </table:table-cell>
          <table:table-cell table:style-name="Tablica2.D2" office:value-type="string">
            <text:p text:style-name="P15">Sustav prošao testiranje</text:p>
          </table:table-cell>
        </table:table-row>
        <table:table-row>
          <table:table-cell table:style-name="Tablica2.A2" office:value-type="string">
            <text:p text:style-name="P17">Implementacija</text:p>
          </table:table-cell>
          <table:table-cell table:style-name="Tablica2.A2" office:value-type="string">
            <text:p text:style-name="P15">Uvođenje u radnu sredinu, Edukacija korisnika</text:p>
          </table:table-cell>
          <table:table-cell table:style-name="Tablica2.A2" office:value-type="string">
            <text:p text:style-name="P17">Završetak testiranja</text:p>
          </table:table-cell>
          <table:table-cell table:style-name="Tablica2.D2" office:value-type="string">
            <text:p text:style-name="P15">Sustav pušten u rad</text:p>
          </table:table-cell>
        </table:table-row>
        <table:table-row>
          <table:table-cell table:style-name="Tablica2.A2" office:value-type="string">
            <text:p text:style-name="P17">Održavanje</text:p>
          </table:table-cell>
          <table:table-cell table:style-name="Tablica2.A2" office:value-type="string">
            <text:p text:style-name="P15">Podrška korisnicima, Održavanje sustava, Ažuriranja</text:p>
          </table:table-cell>
          <table:table-cell table:style-name="Tablica2.A2" office:value-type="string">
            <text:p text:style-name="P17">Kontinuirano</text:p>
          </table:table-cell>
          <table:table-cell table:style-name="Tablica2.D2" office:value-type="string">
            <text:p text:style-name="P15">Redovna ažuriranja i podrška</text:p>
          </table:table-cell>
        </table:table-row>
      </table:table>
      <text:p text:style-name="P6"/>
      <text:h text:style-name="P23" text:outline-level="2"><text:bookmark-start text:name="__RefHeading___Toc778_1414012786"/>3.2. Vrsta i angažman ljudskih resursa<text:bookmark-end text:name="__RefHeading___Toc778_1414012786"/></text:h>
      <text:p text:style-name="P7"/>
      <text:p text:style-name="P7"/>
      <table:table table:name="Tablica3" table:style-name="Tablica3">
        <table:table-column table:style-name="Tablica3.A" table:number-columns-repeated="3"/>
        <table:table-column table:style-name="Tablica3.D"/>
        <table:table-row>
          <table:table-cell table:style-name="Tablica3.A1" office:value-type="string">
            <text:p text:style-name="P12">Korak</text:p>
          </table:table-cell>
          <table:table-cell table:style-name="Tablica3.A1" office:value-type="string">
            <text:p text:style-name="P12">Resursi</text:p>
          </table:table-cell>
          <table:table-cell table:style-name="Tablica3.A1" office:value-type="string">
            <text:p text:style-name="P12">Angažman</text:p>
          </table:table-cell>
          <table:table-cell table:style-name="Tablica3.D1" office:value-type="string">
            <text:p text:style-name="P12">Trajanje</text:p>
          </table:table-cell>
        </table:table-row>
        <table:table-row>
          <table:table-cell table:style-name="Tablica3.A2" office:value-type="string">
            <text:p text:style-name="P18">Inicijacija</text:p>
          </table:table-cell>
          <table:table-cell table:style-name="Tablica3.A2" office:value-type="string">
            <text:p text:style-name="P18">Voditelj projekta</text:p>
          </table:table-cell>
          <table:table-cell table:style-name="Tablica3.A2" office:value-type="string">
            <text:p text:style-name="P18">20%</text:p>
          </table:table-cell>
          <table:table-cell table:style-name="Tablica3.D2" office:value-type="string">
            <text:p text:style-name="P18">2 tjedna</text:p>
          </table:table-cell>
        </table:table-row>
        <table:table-row>
          <table:table-cell table:style-name="Tablica3.A2" office:value-type="string">
            <text:p text:style-name="P18">Planiranje</text:p>
          </table:table-cell>
          <table:table-cell table:style-name="Tablica3.A2" office:value-type="string">
            <text:p text:style-name="P18">Voditelj projekta</text:p>
          </table:table-cell>
          <table:table-cell table:style-name="Tablica3.A2" office:value-type="string">
            <text:p text:style-name="P18">30%</text:p>
          </table:table-cell>
          <table:table-cell table:style-name="Tablica3.D2" office:value-type="string">
            <text:p text:style-name="P18">4 tjedna</text:p>
          </table:table-cell>
        </table:table-row>
        <table:table-row>
          <table:table-cell table:style-name="Tablica3.A2" office:value-type="string">
            <text:p text:style-name="P18"/>
          </table:table-cell>
          <table:table-cell table:style-name="Tablica3.A2" office:value-type="string">
            <text:p text:style-name="P18">Analitičari</text:p>
          </table:table-cell>
          <table:table-cell table:style-name="Tablica3.A2" office:value-type="string">
            <text:p text:style-name="P18">40%</text:p>
          </table:table-cell>
          <table:table-cell table:style-name="Tablica3.D2" office:value-type="string">
            <text:p text:style-name="P18">4 tjedna</text:p>
          </table:table-cell>
        </table:table-row>
        <table:table-row>
          <table:table-cell table:style-name="Tablica3.A2" office:value-type="string">
            <text:p text:style-name="P18">Dizajn</text:p>
          </table:table-cell>
          <table:table-cell table:style-name="Tablica3.A2" office:value-type="string">
            <text:p text:style-name="P18">Dizajner sučelja</text:p>
          </table:table-cell>
          <table:table-cell table:style-name="Tablica3.A2" office:value-type="string">
            <text:p text:style-name="P18">5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5"/>
          </table:table-cell>
          <table:table-cell table:style-name="Tablica3.A2" office:value-type="string">
            <text:p text:style-name="P18">Analitičar</text:p>
          </table:table-cell>
          <table:table-cell table:style-name="Tablica3.A2" office:value-type="string">
            <text:p text:style-name="P18">5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8">Razvoj</text:p>
          </table:table-cell>
          <table:table-cell table:style-name="Tablica3.A2" office:value-type="string">
            <text:p text:style-name="P18">Razvojni tim </text:p>
          </table:table-cell>
          <table:table-cell table:style-name="Tablica3.A2" office:value-type="string">
            <text:p text:style-name="P18">80%</text:p>
          </table:table-cell>
          <table:table-cell table:style-name="Tablica3.D2" office:value-type="string">
            <text:p text:style-name="P18">8 tjedana</text:p>
          </table:table-cell>
        </table:table-row>
        <table:table-row>
          <table:table-cell table:style-name="Tablica3.A2" office:value-type="string">
            <text:p text:style-name="P18">Testiranje</text:p>
          </table:table-cell>
          <table:table-cell table:style-name="Tablica3.A2" office:value-type="string">
            <text:p text:style-name="P18">Tester</text:p>
          </table:table-cell>
          <table:table-cell table:style-name="Tablica3.A2" office:value-type="string">
            <text:p text:style-name="P18">7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5"/>
          </table:table-cell>
          <table:table-cell table:style-name="Tablica3.A2" office:value-type="string">
            <text:p text:style-name="P18">Razvojni tim</text:p>
          </table:table-cell>
          <table:table-cell table:style-name="Tablica3.A2" office:value-type="string">
            <text:p text:style-name="P18">3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8">Implementacija</text:p>
          </table:table-cell>
          <table:table-cell table:style-name="Tablica3.A2" office:value-type="string">
            <text:p text:style-name="P18">Voditelj projekta</text:p>
          </table:table-cell>
          <table:table-cell table:style-name="Tablica3.A2" office:value-type="string">
            <text:p text:style-name="P18">20%</text:p>
          </table:table-cell>
          <table:table-cell table:style-name="Tablica3.D2" office:value-type="string">
            <text:p text:style-name="P18">2 tjedna</text:p>
          </table:table-cell>
        </table:table-row>
        <table:table-row>
          <table:table-cell table:style-name="Tablica3.A2" office:value-type="string">
            <text:p text:style-name="P15"/>
          </table:table-cell>
          <table:table-cell table:style-name="Tablica3.A2" office:value-type="string">
            <text:p text:style-name="P18">Tehnička podrška</text:p>
          </table:table-cell>
          <table:table-cell table:style-name="Tablica3.A2" office:value-type="string">
            <text:p text:style-name="P18">50%</text:p>
          </table:table-cell>
          <table:table-cell table:style-name="Tablica3.D2" office:value-type="string">
            <text:p text:style-name="P18">2 tjedna</text:p>
          </table:table-cell>
        </table:table-row>
        <table:table-row>
          <table:table-cell table:style-name="Tablica3.A2" office:value-type="string">
            <text:p text:style-name="P18">Održavanje</text:p>
          </table:table-cell>
          <table:table-cell table:style-name="Tablica3.A2" office:value-type="string">
            <text:p text:style-name="P18">Tehnička podrška</text:p>
          </table:table-cell>
          <table:table-cell table:style-name="Tablica3.A2" office:value-type="string">
            <text:p text:style-name="P18">30%</text:p>
          </table:table-cell>
          <table:table-cell table:style-name="Tablica3.D2" office:value-type="string">
            <text:p text:style-name="P18">Kontinuirano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058479" style:font-size-asian="10pt"/>
    </style:style>
    <style:style style:name="M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07c9bb"/>
    </style:style>
    <style:style style:name="MT1" style:family="text">
      <style:text-properties officeooo:rsid="00058479"/>
    </style:style>
    <style:style style:name="MT2" style:family="text">
      <style:text-properties style:text-position="10% 100%" fo:font-size="10pt" style:font-size-asian="10pt"/>
    </style:style>
    <style:style style:name="MT3" style:family="text">
      <style:text-properties style:text-position="10% 100%" fo:font-size="10pt" fo:letter-spacing="-0.004cm" style:font-size-asian="10pt"/>
    </style:style>
    <style:style style:name="MT4" style:family="text">
      <style:text-properties style:text-position="10% 100%" fo:font-size="10pt" fo:letter-spacing="-0.009cm" style:font-size-asian="10pt"/>
    </style:style>
    <style:style style:name="MT5" style:family="text">
      <style:text-properties style:font-name="Symbol" fo:font-size="10pt" style:font-size-asian="10pt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officeooo:rsid="002d4b83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acijski sustav za zdravstvene ustanove ”eKarton” <text:s/><text:tab/><text:tab/><text:tab/><text:tab/> <text:s text:c="11"/><text:span text:style-name="MT1">Upravljanje projektom</text:span></text:p>
      </style:header>
      <style:footer>
        <text:p text:style-name="MP2"><text:span text:style-name="MT2">Projektiranje</text:span><text:span text:style-name="MT3"> </text:span><text:span text:style-name="MT2">informacijskih</text:span><text:span text:style-name="MT4"> </text:span><text:span text:style-name="MT2">sustava<text:tab/></text:span><text:span text:style-name="MT5"></text:span><text:span text:style-name="MT6">FSRE, 202</text:span><text:span text:style-name="MT7">4<text:tab/></text:span><text:span text:style-name="MT7"><text:page-number text:select-page="current">6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1:48:01.996595245</meta:creation-date>
    <dc:date>2024-09-04T02:35:18.333423664</dc:date>
    <meta:editing-duration>PT36M35S</meta:editing-duration>
    <meta:editing-cycles>21</meta:editing-cycles>
    <meta:generator>LibreOffice/7.3.7.2$Linux_X86_64 LibreOffice_project/30$Build-2</meta:generator>
    <meta:document-statistic meta:table-count="3" meta:image-count="0" meta:object-count="0" meta:page-count="6" meta:paragraph-count="120" meta:word-count="374" meta:character-count="2847" meta:non-whitespace-character-count="2572"/>
  </office:meta>
</office:document-meta>
</file>